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Andale Mono WT', 'Andale Mono', 'Lucida Console', 'Lucida Sans Typewriter', 'DejaVu Sans Mono', 'Bitstream Vera Sans Mono', 'Liberation Mono', 'Nimbus Mono L', Monaco, 'Courier New', Courier, monospace"/>
    <style:font-face style:name="Lato" svg:font-family="Lato, proxima-nova, 'Helvetica Neue', Arial, sans-serif"/>
    <style:font-face style:name="Roboto Slab" svg:font-family="'Roboto Slab', ff-tisa-web-pro, Georgia, Arial, sans-serif"/>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left"/>
    </style:style>
    <style:style style:name="Table1.A" style:family="table-column">
      <style:table-column-properties style:column-width="0.2382in"/>
    </style:style>
    <style:style style:name="Table1.B" style:family="table-column">
      <style:table-column-properties style:column-width="6.4549in"/>
    </style:style>
    <style:style style:name="Table1.A1" style:family="table-cell">
      <style:table-cell-properties fo:background-color="#f3f6f6" fo:padding="0in" fo:border="none">
        <style:background-image/>
      </style:table-cell-properties>
    </style:style>
    <style:style style:name="Table2" style:family="table">
      <style:table-properties style:width="6.6931in" table:align="left"/>
    </style:style>
    <style:style style:name="Table2.A" style:family="table-column">
      <style:table-column-properties style:column-width="0.2257in"/>
    </style:style>
    <style:style style:name="Table2.B" style:family="table-column">
      <style:table-column-properties style:column-width="6.4674in"/>
    </style:style>
    <style:style style:name="Table2.A1" style:family="table-cell">
      <style:table-cell-properties fo:background-color="#f3f6f6" fo:padding="0in" fo:border="none">
        <style:background-image/>
      </style:table-cell-properties>
    </style:style>
    <style:style style:name="P1" style:family="paragraph" style:parent-style-name="List_20_Contents">
      <style:paragraph-properties fo:margin-left="0.6437in" fo:margin-right="0in" fo:margin-top="0in" fo:margin-bottom="0.1252in" loext:contextual-spacing="false" style:line-height-at-least="0.25in" fo:text-indent="0in" style:auto-text-indent="false" fo:padding="0in" fo:border="none"/>
    </style:style>
    <style:style style:name="P2" style:family="paragraph" style:parent-style-name="Standard">
      <style:paragraph-properties fo:margin-top="0in" fo:margin-bottom="0in" loext:contextual-spacing="false"/>
      <style:text-properties fo:font-size="2pt" style:font-size-asian="2pt" style:font-size-complex="2pt"/>
    </style:style>
    <style:style style:name="P3" style:family="paragraph" style:parent-style-name="Text_20_body">
      <style:paragraph-properties fo:orphans="2" fo:widows="2"/>
    </style:style>
    <style:style style:name="P4" style:family="paragraph" style:parent-style-name="Text_20_body">
      <style:paragraph-properties fo:margin-left="0in" fo:margin-right="0in" fo:margin-top="0in" fo:margin-bottom="0.25in" loext:contextual-spacing="false" style:line-height-at-least="0.25in" fo:text-indent="0in" style:auto-text-indent="false"/>
      <style:text-properties fo:font-variant="normal" fo:text-transform="none" fo:color="#404040" style:font-name="Lato" fo:font-size="12pt" fo:letter-spacing="normal" fo:font-style="normal" fo:font-weight="normal"/>
    </style:style>
    <style:style style:name="P5" style:family="paragraph" style:parent-style-name="Text_20_body">
      <style:paragraph-properties fo:margin-left="0in" fo:margin-right="0in" fo:margin-top="0in" fo:margin-bottom="0.25in" loext:contextual-spacing="false" style:line-height-at-least="0.25in" fo:text-indent="0in" style:auto-text-indent="false"/>
    </style:style>
    <style:style style:name="P6" style:family="paragraph" style:parent-style-name="Preformatted_20_Text">
      <style:paragraph-properties fo:margin-left="0in" fo:margin-right="0in" fo:margin-top="0in" fo:margin-bottom="0in" loext:contextual-spacing="false" fo:text-indent="0in" style:auto-text-indent="false" fo:padding="0in" fo:border="none"/>
      <style:text-properties fo:font-variant="normal" fo:text-transform="none" fo:color="#404040" style:font-name="Consolas" fo:font-size="9pt" fo:letter-spacing="normal" fo:font-style="normal" fo:font-weight="normal" loext:padding="0in" loext:border="none"/>
    </style:style>
    <style:style style:name="P7" style:family="paragraph" style:parent-style-name="Preformatted_20_Text">
      <style:paragraph-properties fo:margin-top="0in" fo:margin-bottom="0in" loext:contextual-spacing="false" fo:padding="0in" fo:border="none"/>
    </style:style>
    <style:style style:name="P8" style:family="paragraph" style:parent-style-name="Preformatted_20_Text">
      <style:paragraph-properties fo:margin-top="0in" fo:margin-bottom="0in" loext:contextual-spacing="false" fo:padding="0in" fo:border="none"/>
      <style:text-properties fo:font-variant="normal" fo:text-transform="none" fo:color="#404040" style:font-name="Consolas" fo:font-size="9pt" fo:letter-spacing="normal" fo:font-style="normal" fo:font-weight="normal" loext:padding="0in" loext:border="none"/>
    </style:style>
    <style:style style:name="P9" style:family="paragraph" style:parent-style-name="Preformatted_20_Text">
      <style:paragraph-properties fo:margin-top="0in" fo:margin-bottom="0in" loext:contextual-spacing="false" fo:padding="0in" fo:border="none"/>
      <style:text-properties fo:font-variant="normal" fo:text-transform="none" fo:color="#404040" fo:letter-spacing="normal" loext:padding="0in" loext:border="none"/>
    </style:style>
    <style:style style:name="P10" style:family="paragraph" style:parent-style-name="Heading_20_2">
      <style:paragraph-properties fo:margin-top="0in" fo:margin-bottom="0.0972in" loext:contextual-spacing="false"/>
    </style:style>
    <style:style style:name="P11" style:family="paragraph" style:parent-style-name="Heading_20_2">
      <style:paragraph-properties fo:margin-top="0in" fo:margin-bottom="0.0972in" loext:contextual-spacing="false"/>
      <style:text-properties style:font-name="Roboto Slab" fo:font-size="18pt" fo:font-weight="bold"/>
    </style:style>
    <style:style style:name="P12" style:family="paragraph" style:parent-style-name="Heading_20_2">
      <style:paragraph-properties fo:margin-top="0in" fo:margin-bottom="0.0972in" loext:contextual-spacing="false"/>
      <style:text-properties fo:font-variant="normal" fo:text-transform="none" fo:color="#404040" style:font-name="Lato" fo:font-size="12pt" fo:letter-spacing="normal" fo:font-style="normal" fo:font-weight="normal" style:font-name-asian="Lato" style:font-size-asian="12pt" style:font-style-asian="normal" style:font-weight-asian="normal" style:font-name-complex="Lato" style:font-size-complex="12pt" style:font-style-complex="normal" style:font-weight-complex="normal"/>
    </style:style>
    <style:style style:name="P13" style:family="paragraph" style:parent-style-name="List_20_Heading">
      <loext:graphic-properties draw:fill="solid" draw:fill-color="#e7f2fa" draw:opacity="100%"/>
      <style:paragraph-properties fo:margin-left="0in" fo:margin-right="0in" fo:margin-top="0in" fo:margin-bottom="0.0626in" loext:contextual-spacing="false" fo:text-indent="0in" style:auto-text-indent="false" fo:background-color="#e7f2fa" fo:padding-left="0in" fo:padding-right="0in" fo:padding-top="0.0626in" fo:padding-bottom="0in" fo:border-left="none" fo:border-right="none" fo:border-top="2.24pt solid #6ab0de" fo:border-bottom="none"/>
    </style:style>
    <style:style style:name="P14" style:family="paragraph" style:parent-style-name="Heading_20_3">
      <style:paragraph-properties fo:margin-top="0in" fo:margin-bottom="0.0972in" loext:contextual-spacing="false"/>
      <style:text-properties style:font-name="Roboto Slab" fo:font-size="15pt" fo:font-weight="bold"/>
    </style:style>
    <style:style style:name="P15" style:family="paragraph" style:parent-style-name="Heading_20_3">
      <style:paragraph-properties fo:margin-top="0in" fo:margin-bottom="0.0972in" loext:contextual-spacing="false"/>
      <style:text-properties fo:font-variant="normal" fo:text-transform="none" fo:color="#404040" style:font-name="Lato" fo:font-size="12pt" fo:letter-spacing="normal" fo:font-style="normal" fo:font-weight="normal" style:font-name-asian="Lato" style:font-size-asian="12pt" style:font-style-asian="normal" style:font-weight-asian="normal" style:font-name-complex="Lato" style:font-size-complex="12pt" style:font-style-complex="normal" style:font-weight-complex="normal"/>
    </style:style>
    <style:style style:name="P16" style:family="paragraph" style:parent-style-name="Heading_20_1">
      <style:paragraph-properties fo:margin-top="0in" fo:margin-bottom="0.0972in" loext:contextual-spacing="false"/>
      <style:text-properties style:font-name="Roboto Slab" fo:font-size="21pt" fo:font-weight="bold"/>
    </style:style>
    <style:style style:name="P17" style:family="paragraph" style:parent-style-name="Table_20_Contents">
      <style:paragraph-properties fo:margin-left="0in" fo:margin-right="0in" fo:margin-top="0in" fo:margin-bottom="0in" loext:contextual-spacing="false" fo:text-indent="0in" style:auto-text-indent="false"/>
    </style:style>
    <style:style style:name="P18" style:family="paragraph" style:parent-style-name="Table_20_Contents">
      <style:paragraph-properties fo:margin-top="0in" fo:margin-bottom="0in" loext:contextual-spacing="false"/>
    </style:style>
    <style:style style:name="T1" style:family="text">
      <style:text-properties style:font-name="Consolas" fo:font-size="9pt" fo:font-style="normal" fo:font-weight="normal"/>
    </style:style>
    <style:style style:name="T2" style:family="text">
      <style:text-properties fo:color="#404040" style:text-line-through-style="none" style:text-line-through-type="none" style:text-underline-style="none" style:text-blinking="false"/>
    </style:style>
    <style:style style:name="T3" style:family="text">
      <style:text-properties fo:font-variant="normal" fo:text-transform="none" fo:color="#404040" style:font-name="Lato" fo:font-size="12pt" fo:letter-spacing="normal" fo:font-style="normal" fo:font-weight="normal"/>
    </style:style>
    <style:style style:name="T4" style:family="text">
      <style:text-properties fo:font-variant="normal" fo:text-transform="none" fo:color="#404040" style:font-name="Lato" fo:font-size="12pt" fo:letter-spacing="normal" fo:font-style="normal" fo:font-weight="normal" style:font-name-asian="Lato" style:font-size-asian="12pt" style:font-style-asian="normal" style:font-weight-asian="normal" style:font-name-complex="Lato" style:font-size-complex="12pt" style:font-style-complex="normal" style:font-weight-complex="normal"/>
    </style:style>
    <style:style style:name="T5" style:family="text">
      <style:text-properties fo:font-variant="normal" fo:text-transform="none" fo:color="#404040" style:font-name="Lato" fo:font-size="12pt" fo:letter-spacing="normal" fo:font-style="normal" fo:font-weight="normal" fo:background-color="#ffffff" loext:char-shading-value="0" style:font-name-asian="Lato" style:font-size-asian="12pt" style:font-style-asian="normal" style:font-weight-asian="normal" style:font-name-complex="Lato" style:font-size-complex="12pt" style:font-style-complex="normal" style:font-weight-complex="normal" loext:padding-left="0.052in" loext:padding-right="0.052in" loext:padding-top="0.0209in" loext:padding-bottom="0.0209in" loext:border="0.06pt solid #e1e4e5"/>
    </style:style>
    <style:style style:name="T6" style:family="text">
      <style:text-properties fo:font-variant="normal" fo:text-transform="none" fo:color="#404040" style:font-name="Consolas" fo:font-size="9pt" fo:letter-spacing="normal" fo:font-style="normal" fo:font-weight="bold" fo:background-color="#ffffff" loext:char-shading-value="0" loext:padding-left="0.052in" loext:padding-right="0.052in" loext:padding-top="0.0209in" loext:padding-bottom="0.0209in" loext:border="0.06pt solid #e1e4e5"/>
    </style:style>
    <style:style style:name="T7" style:family="text">
      <style:text-properties fo:font-variant="normal" fo:text-transform="none" fo:color="#e74c3c" style:font-name="Consolas" fo:font-size="9pt" fo:letter-spacing="normal" fo:font-style="normal" fo:font-weight="normal" fo:background-color="#ffffff" loext:char-shading-value="0" loext:padding-left="0.052in" loext:padding-right="0.052in" loext:padding-top="0.0209in" loext:padding-bottom="0.0209in" loext:border="0.06pt solid #e1e4e5"/>
    </style:style>
    <style:style style:name="T8" style:family="text">
      <style:text-properties fo:font-variant="normal" fo:text-transform="none" fo:color="#e74c3c" style:font-name="Consolas" fo:font-size="9pt" fo:letter-spacing="normal" fo:font-style="normal" fo:font-weight="bold" fo:background-color="#ffffff" loext:char-shading-value="0" loext:padding-left="0.052in" loext:padding-right="0.052in" loext:padding-top="0.0209in" loext:padding-bottom="0.0209in" loext:border="0.06pt solid #e1e4e5"/>
    </style:style>
    <style:style style:name="T9" style:family="text">
      <style:text-properties fo:font-variant="normal" fo:text-transform="none" fo:color="#000000" style:font-name="Consolas" fo:font-size="10.5pt" fo:letter-spacing="normal" fo:font-style="normal" fo:font-weight="bold" fo:background-color="transparent" loext:char-shading-value="0" loext:padding="0in" loext:border="none"/>
    </style:style>
    <style:style style:name="T10" style:family="text">
      <style:text-properties fo:font-variant="normal" fo:text-transform="none" fo:color="#000000" style:font-name="Lato" fo:font-size="10.5pt" fo:letter-spacing="normal" fo:font-style="normal" fo:font-weight="bold" loext:padding="0in" loext:border="none"/>
    </style:style>
    <style:style style:name="T11" style:family="text">
      <style:text-properties fo:font-variant="normal" fo:text-transform="none" fo:color="#2980b9" style:font-name="Lato" fo:font-size="10.5pt" fo:letter-spacing="normal" fo:font-style="normal" fo:font-weight="bold"/>
    </style:style>
    <style:style style:name="T12" style:family="text">
      <style:text-properties fo:font-variant="normal" fo:text-transform="none" fo:color="#2980b9" style:text-line-through-style="none" style:text-line-through-type="none" style:font-name="Lato" fo:font-size="10.5pt" fo:letter-spacing="normal" fo:font-style="normal" style:text-underline-style="none" fo:font-weight="normal" style:text-blinking="false"/>
    </style:style>
    <style:style style:name="T13" style:family="text">
      <style:text-properties fo:font-variant="normal" fo:text-transform="none" fo:color="#2980b9" style:text-line-through-style="none" style:text-line-through-type="none" style:font-name="Lato" fo:font-size="12pt" fo:letter-spacing="normal" fo:font-style="normal" style:text-underline-style="none" fo:font-weight="normal" style:text-blinking="false"/>
    </style:style>
    <style:style style:name="T14" style:family="text">
      <style:text-properties fo:font-size="10.5pt"/>
    </style:style>
    <style:style style:name="T15" style:family="text">
      <style:text-properties fo:color="#2980b9" style:text-line-through-style="none" style:text-line-through-type="none" fo:font-size="10.5pt" style:text-underline-style="none" style:text-blinking="false"/>
    </style:style>
    <style:style style:name="T16" style:family="text">
      <style:text-properties fo:color="#555555" style:font-name="Consolas" fo:font-size="7.5pt" fo:background-color="#ffffff" loext:char-shading-value="0" loext:padding-left="0.052in" loext:padding-right="0.052in" loext:padding-top="0.0209in" loext:padding-bottom="0.0209in" loext:border="0.06pt solid #e1e4e5"/>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 text:outline-level="1">5. Datenstrukturen</text:h>
      <text:section text:style-name="Sect1" text:name="datenstrukturen">
        <text:p text:style-name="P4">Dieses Kapitel beschreibt einige Dinge, die schon vorkamen, detaillierter und stellt auch ein paar neue Dinge vor.</text:p>
        <text:section text:style-name="Sect1" text:name="mehr-zu-listen">
          <text:h text:style-name="P11" text:outline-level="2"><text:bookmark text:name="tut-morelists"/>5.1. Mehr zu Listen</text:h>
          <text:p text:style-name="P5"><text:span text:style-name="T3">Der Datentyp </text:span><text:span text:style-name="Source_20_Text"><text:span text:style-name="T7">list</text:span></text:span><text:span text:style-name="T3"> hat noch ein paar andere Methoden. Hier sind alle Methoden von Listenobjekten:</text:span></text:p>
          <text:p text:style-name="P13"><text:span text:style-name="Source_20_Text"><text:span text:style-name="T9">list.append</text:span></text:span><text:span text:style-name="T11">(</text:span><text:span text:style-name="Emphasis"><text:span text:style-name="T11">x</text:span></text:span><text:span text:style-name="T11">)</text:span></text:p>
          <text:p text:style-name="P1"><text:span text:style-name="T3">Hängt ein neues Element an das Ende der Liste an. Äquivalent zu </text:span><text:span text:style-name="Source_20_Text"><text:span text:style-name="T8">a[len(a):] = [x]</text:span></text:span><text:span text:style-name="T3">.</text:span></text:p>
          <text:p text:style-name="P13"><text:span text:style-name="Source_20_Text"><text:span text:style-name="T9">list.extend</text:span></text:span><text:span text:style-name="T11">(</text:span><text:span text:style-name="Emphasis"><text:span text:style-name="T11">L</text:span></text:span><text:span text:style-name="T11">)</text:span></text:p>
          <text:p text:style-name="P1"><text:span text:style-name="T3">Erweitert die Liste, indem es alle Elemente der gegebenen Liste anhängt. Äquivalent zu </text:span><text:span text:style-name="Source_20_Text"><text:span text:style-name="T8">a[len(a):] = L</text:span></text:span><text:span text:style-name="T3">.</text:span></text:p>
          <text:p text:style-name="P13"><text:span text:style-name="Source_20_Text"><text:span text:style-name="T9">list.insert</text:span></text:span><text:span text:style-name="T11">(</text:span><text:span text:style-name="Emphasis"><text:span text:style-name="T11">i</text:span></text:span><text:span text:style-name="T11">, </text:span><text:span text:style-name="Emphasis"><text:span text:style-name="T11">x</text:span></text:span><text:span text:style-name="T11">)</text:span></text:p>
          <text:p text:style-name="P1"><text:span text:style-name="T3">Fügt ein Element an der gegebenen Position ein. Das erste Argument ist der Index des Elements, vor dem eingefügt werden soll, so fügt </text:span><text:span text:style-name="Source_20_Text"><text:span text:style-name="T8">a.insert(0, x)</text:span></text:span><text:span text:style-name="T3"> am Anfang der Liste ein und </text:span><text:span text:style-name="Source_20_Text"><text:span text:style-name="T8">a.insert(len(a), x)</text:span></text:span><text:span text:style-name="T3"> ist äquivalent zu </text:span><text:span text:style-name="Source_20_Text"><text:span text:style-name="T8">a.append(x)</text:span></text:span><text:span text:style-name="T3">.</text:span></text:p>
          <text:p text:style-name="P13"><text:span text:style-name="Source_20_Text"><text:span text:style-name="T9">list.remove</text:span></text:span><text:span text:style-name="T11">(</text:span><text:span text:style-name="Emphasis"><text:span text:style-name="T11">x</text:span></text:span><text:span text:style-name="T11">)</text:span></text:p>
          <text:p text:style-name="P1"><text:span text:style-name="T3">Entfernt das erste Element, dessen Wert </text:span><text:span text:style-name="Emphasis"><text:span text:style-name="T3">x</text:span></text:span><text:span text:style-name="T3"> ist. Es gibt eine Fehlermeldung, wenn solch ein Element nicht existiert.</text:span></text:p>
          <text:p text:style-name="P13"><text:span text:style-name="Source_20_Text"><text:span text:style-name="T9">list.pop</text:span></text:span><text:span text:style-name="T11">(</text:span><text:span text:style-name="T10">[</text:span><text:span text:style-name="Emphasis"><text:span text:style-name="T11">i</text:span></text:span><text:span text:style-name="T10">]</text:span><text:span text:style-name="T11">)</text:span></text:p>
          <text:p text:style-name="P1"><text:span text:style-name="T3">Entfernt das Element an der gegebenen Position und gibt es zurück. Ist kein Index gegeben, entfernt </text:span><text:span text:style-name="Source_20_Text"><text:span text:style-name="T8">a.pop()</text:span></text:span><text:span text:style-name="T3"> das letzte Element der Liste und gibt es zurück. (Die eckigen Klammern um das </text:span><text:span text:style-name="Emphasis"><text:span text:style-name="T3">i</text:span></text:span><text:span text:style-name="T3"> in der Methodensignatur herum, zeigen an, dass das Argument optional ist und nicht, dass man dort eckige Klammern eintippen sollte. Du wirst diese Notation des öfteren in der Referenz der Pythonbibliothek sehen.</text:span></text:p>
          <text:p text:style-name="P13"><text:span text:style-name="Source_20_Text"><text:span text:style-name="T9">list.index</text:span></text:span><text:span text:style-name="T11">(</text:span><text:span text:style-name="Emphasis"><text:span text:style-name="T11">x</text:span></text:span><text:span text:style-name="T11">)</text:span></text:p>
          <text:p text:style-name="P1"><text:span text:style-name="T3">Gibt den Index des ersten Elements in der Liste zurück, dessen Wert </text:span><text:span text:style-name="Emphasis"><text:span text:style-name="T3">x</text:span></text:span><text:span text:style-name="T3"> ist. Es gibt eine Fehlermeldung, wenn solch ein Element nicht existiert.</text:span></text:p>
          <text:p text:style-name="P13"><text:span text:style-name="Source_20_Text"><text:span text:style-name="T9">list.count</text:span></text:span><text:span text:style-name="T11">(</text:span><text:span text:style-name="Emphasis"><text:span text:style-name="T11">x</text:span></text:span><text:span text:style-name="T11">)</text:span></text:p>
          <text:p text:style-name="P1"><text:span text:style-name="T3">Gibt zurück, wie oft </text:span><text:span text:style-name="Emphasis"><text:span text:style-name="T3">x</text:span></text:span><text:span text:style-name="T3"> in der Liste vorkommt.</text:span></text:p>
          <text:p text:style-name="P13"><text:span text:style-name="Source_20_Text"><text:span text:style-name="T9">list.sort</text:span></text:span><text:span text:style-name="T11">()</text:span></text:p>
          <text:p text:style-name="P1"><text:soft-page-break/><text:span text:style-name="T3">Sortiert die Elemente der Liste im selben Exemplar (</text:span><text:span text:style-name="Emphasis"><text:span text:style-name="T3">in place</text:span></text:span><text:span text:style-name="T3">).</text:span></text:p>
          <text:p text:style-name="P13"><text:span text:style-name="Source_20_Text"><text:span text:style-name="T9">list.reverse</text:span></text:span><text:span text:style-name="T11">()</text:span></text:p>
          <text:p text:style-name="P1"><text:span text:style-name="T3">Kehrt die Reihenfolge der Listenelemente im selben Exemplar (</text:span><text:span text:style-name="Emphasis"><text:span text:style-name="T3">in place</text:span></text:span><text:span text:style-name="T3">) um.</text:span></text:p>
          <text:p text:style-name="P4">Ein Beispiel, das die meisten Methoden von Listen benutzt:</text:p>
          <text:p text:style-name="P6">&gt;&gt;&gt; a = [66.25, 333, 333, 1, 1234.5]</text:p>
          <text:p text:style-name="P8">&gt;&gt;&gt; print(a.count(333), a.count(66.25), a.count('x'))</text:p>
          <text:p text:style-name="P8">2 1 0</text:p>
          <text:p text:style-name="P8">&gt;&gt;&gt; a.insert(2, -1)</text:p>
          <text:p text:style-name="P8">&gt;&gt;&gt; a.append(333)</text:p>
          <text:p text:style-name="P8">&gt;&gt;&gt; a</text:p>
          <text:p text:style-name="P8">[66.25, 333, -1, 333, 1, 1234.5, 333]</text:p>
          <text:p text:style-name="P8">&gt;&gt;&gt; a.index(333)</text:p>
          <text:p text:style-name="P8">1</text:p>
          <text:p text:style-name="P8">&gt;&gt;&gt; a.remove(333)</text:p>
          <text:p text:style-name="P8">&gt;&gt;&gt; a</text:p>
          <text:p text:style-name="P8">[66.25, -1, 333, 1, 1234.5, 333]</text:p>
          <text:p text:style-name="P8">&gt;&gt;&gt; a.reverse()</text:p>
          <text:p text:style-name="P8">&gt;&gt;&gt; a</text:p>
          <text:p text:style-name="P8">[333, 1234.5, 1, 333, -1, 66.25]</text:p>
          <text:p text:style-name="P8">&gt;&gt;&gt; a.sort()</text:p>
          <text:p text:style-name="P8">&gt;&gt;&gt; a</text:p>
          <text:p text:style-name="P8">[-1, 1, 66.25, 333, 333, 1234.5]</text:p>
          <text:p text:style-name="P5"><text:span text:style-name="T3">Vielleicht ist dir aufgefallen, dass bei Methoden wie </text:span><text:span text:style-name="Source_20_Text"><text:span text:style-name="T7">insert</text:span></text:span><text:span text:style-name="T3">, </text:span><text:span text:style-name="Source_20_Text"><text:span text:style-name="T7">remove</text:span></text:span><text:span text:style-name="T3"> oder </text:span><text:span text:style-name="Source_20_Text"><text:span text:style-name="T7">sort</text:span></text:span><text:span text:style-name="T3">, die die Liste verändern, keinen Rückgabewert gedruckt wird – sie geben </text:span><text:span text:style-name="Source_20_Text"><text:span text:style-name="T7">None</text:span></text:span><text:span text:style-name="T3"> zurück. </text:span><text:bookmark text:name="id1"/><text:a xlink:type="simple" xlink:href="https://py-tutorial-de.readthedocs.io/de/python-3.3/datastructures.html#id3" text:style-name="Internet_20_link" text:visited-style-name="Visited_20_Internet_20_Link"><text:span text:style-name="T12">[1]</text:span></text:a><text:span text:style-name="T3"> Dies ist ein Designprinzip für alle veränderlichen Datenstrukturen in Python.</text:span></text:p>
          <text:section text:style-name="Sect1" text:name="benutzung-von-listen-als-stack">
            <text:h text:style-name="P14" text:outline-level="3"><text:bookmark text:name="tut-lists-as-stacks"/>5.1.1. Benutzung von Listen als Stack</text:h>
            <text:p text:style-name="P5"><text:span text:style-name="T3">Die Methoden von Listen, machen es sehr einfach eine Liste als Stapel (</text:span><text:span text:style-name="Emphasis"><text:span text:style-name="T3">Stack</text:span></text:span><text:span text:style-name="T3">) zu benutzen, bei dem das zuletzt hinzugekommene als Erstes abgerufen wird (“last-in, first-out”). Um ein Element auf den Stack zu legen, benutzt man </text:span><text:span text:style-name="Source_20_Text"><text:span text:style-name="T6">append()</text:span></text:span><text:span text:style-name="T3">. Um ein Element abzurufen, benutzt man </text:span><text:span text:style-name="Source_20_Text"><text:span text:style-name="T6">pop()</text:span></text:span><text:span text:style-name="T3"> ohne expliziten Index. Zum Beispiel:</text:span></text:p>
            <text:p text:style-name="P6">&gt;&gt;&gt; stack = [3, 4, 5]</text:p>
            <text:p text:style-name="P8">&gt;&gt;&gt; stack.append(6)</text:p>
            <text:p text:style-name="P8">&gt;&gt;&gt; stack.append(7)</text:p>
            <text:p text:style-name="P8">&gt;&gt;&gt; stack</text:p>
            <text:p text:style-name="P8">[3, 4, 5, 6, 7]</text:p>
            <text:p text:style-name="P8">&gt;&gt;&gt; stack.pop()</text:p>
            <text:p text:style-name="P8">7</text:p>
            <text:p text:style-name="P8">&gt;&gt;&gt; stack</text:p>
            <text:p text:style-name="P8">[3, 4, 5, 6]</text:p>
            <text:p text:style-name="P8">&gt;&gt;&gt; stack.pop()</text:p>
            <text:p text:style-name="P8">6</text:p>
            <text:p text:style-name="P8">&gt;&gt;&gt; stack.pop()</text:p>
            <text:p text:style-name="P8">5</text:p>
            <text:p text:style-name="P8">&gt;&gt;&gt; stack</text:p>
            <text:p text:style-name="P8">[3, 4]</text:p>
          </text:section>
          <text:section text:style-name="Sect1" text:name="benutzung-von-listen-als-queue">
            <text:h text:style-name="P15" text:outline-level="3"><text:bookmark text:name="tut-lists-as-queues"/>5.1.2. Benutzung von Listen als Queue</text:h>
            <text:p text:style-name="P5"><text:span text:style-name="T3">Listen lassen sich auch bequem als Schlange (</text:span><text:span text:style-name="Emphasis"><text:span text:style-name="T3">Queue</text:span></text:span><text:span text:style-name="T3">) benutzen, wo das zuerst hinzugekommene Element auch zuerst abgerufen wird (“first-in, first-out”). Allerdings sind Listen nicht effizient für diesen Zweck. Während </text:span><text:span text:style-name="Source_20_Text"><text:span text:style-name="T6">append()</text:span></text:span><text:span text:style-name="T3"> und </text:span><text:span text:style-name="Source_20_Text"><text:span text:style-name="T6">pop()</text:span></text:span><text:span text:style-name="T3"> am Ende der Liste </text:span><text:soft-page-break/><text:span text:style-name="T3">schnell sind, sind </text:span><text:span text:style-name="Source_20_Text"><text:span text:style-name="T6">insert()</text:span></text:span><text:span text:style-name="T3"> und </text:span><text:span text:style-name="Source_20_Text"><text:span text:style-name="T6">pop()</text:span></text:span><text:span text:style-name="T3"> am Anfang der Liste langsam (da alle anderen Elemente um eine Stelle verschoben werden muessen).</text:span></text:p>
            <text:p text:style-name="P5"><text:span text:style-name="T3">Um eine Queue zu implementieren benutzt man </text:span><text:span text:style-name="Source_20_Text"><text:span text:style-name="T6">collections.deque</text:span></text:span><text:span text:style-name="T3">, die so entworfen wurde, um beidseitig schnelle appends und pops bereitzustellen. Zum Beispiel:</text:span></text:p>
            <text:p text:style-name="P6">&gt;&gt;&gt; from collections import deque</text:p>
            <text:p text:style-name="P8">&gt;&gt;&gt; queue = deque(["Eric", "John", "Michael"])</text:p>
            <text:p text:style-name="P8">&gt;&gt;&gt; queue.append("Terry") <text:s text:c="10"/># Terry kommt an</text:p>
            <text:p text:style-name="P8">&gt;&gt;&gt; queue.append("Graham") <text:s text:c="9"/># Graham kommt an</text:p>
            <text:p text:style-name="P8">&gt;&gt;&gt; queue.popleft() <text:s text:c="16"/># Der Erste geht jetzt</text:p>
            <text:p text:style-name="P8">'Eric'</text:p>
            <text:p text:style-name="P8">&gt;&gt;&gt; queue.popleft() <text:s text:c="16"/># Der Zweite geht jetzt</text:p>
            <text:p text:style-name="P8">'John'</text:p>
            <text:p text:style-name="P8">&gt;&gt;&gt; queue <text:s text:c="26"/># Verbleibende Schlange in der</text:p>
            <text:p text:style-name="P8">&gt;&gt;&gt; <text:s text:c="32"/># Reihenfolge der Ankunft</text:p>
            <text:p text:style-name="P8">deque(['Michael', 'Terry', 'Graham'])</text:p>
          </text:section>
          <text:section text:style-name="Sect1" text:name="list-comprehensions">
            <text:h text:style-name="P15" text:outline-level="3"><text:bookmark text:name="tut-listcomps"/>5.1.3. List Comprehensions</text:h>
            <text:p text:style-name="P4">List Comprehensions bieten einen prägnanten Weg, um Listen zu erzeugen. Übliche Anwendungen sind solche, in denen man Listen erstellt, in denen jedes Element das Ergebnis eines Verfahrens ist, das auf jedes Mitglied einer Sequenz oder einem iterierbaren Objekt angewendet wird oder solche, in denen eine Teilfolge von Elementen, die eine bestimmte Bedingung erfüllen, erstellt wird.</text:p>
            <text:p text:style-name="P4">Zum Beispiel, wenn wir eine Liste von Quadratzahlen erstellen wollen, wie:</text:p>
            <text:p text:style-name="P6">&gt;&gt;&gt; squares = []</text:p>
            <text:p text:style-name="P8">&gt;&gt;&gt; for x in range(10):</text:p>
            <text:p text:style-name="P8">... <text:s text:c="4"/>squares.append(x**2)</text:p>
            <text:p text:style-name="P8">...</text:p>
            <text:p text:style-name="P8">&gt;&gt;&gt; squares</text:p>
            <text:p text:style-name="P8">[0, 1, 4, 9, 16, 25, 36, 49, 64, 81]</text:p>
            <text:p text:style-name="P4">Dann können wir das gleiche mit:</text:p>
            <text:p text:style-name="P6">squares = [x**2 for x in range(10)]</text:p>
            <text:p text:style-name="P5"><text:span text:style-name="T3">erreichen. Dies ist auch äquivalent zu </text:span><text:span text:style-name="Source_20_Text"><text:span text:style-name="T7">squares = list(map(lambda x: x**2, range(10)))</text:span></text:span><text:span text:style-name="T3">, aber es ist kürzer und lesbarer.</text:span></text:p>
            <text:p text:style-name="P5"><text:span text:style-name="T3">Jede List Comprehension besteht aus eckigen Klammern, die einen Ausdruck gefolgt von einer </text:span><text:span text:style-name="Source_20_Text"><text:span text:style-name="T6">for</text:span></text:span><text:span text:style-name="T3">-Klausel, enthalten. Danach sind beliebig viele </text:span><text:span text:style-name="Source_20_Text"><text:span text:style-name="T6">for</text:span></text:span><text:span text:style-name="T3">- oder </text:span><text:span text:style-name="Source_20_Text"><text:span text:style-name="T6">if</text:span></text:span><text:span text:style-name="T3">-Klauseln zulässig. Das Ergebnis ist eine neue Liste, deren Elemente durch das Auswerten des Ausdrucks im Kontext der </text:span><text:span text:style-name="Source_20_Text"><text:span text:style-name="T6">for</text:span></text:span><text:span text:style-name="T3">- und </text:span><text:span text:style-name="Source_20_Text"><text:span text:style-name="T6">if</text:span></text:span><text:span text:style-name="T3">-Klauseln, die darauf folgen, erzeugt werden. Zum Beispiel kombiniert diese List Comprehension die Elemente zweier Listen, wenn sie nicht gleich sind:</text:span></text:p>
            <text:p text:style-name="P6">&gt;&gt;&gt; [(x, y) for x in [1,2,3] for y in [3,1,4] if x != y]</text:p>
            <text:p text:style-name="P8">[(1, 3), (1, 4), (2, 3), (2, 1), (2, 4), (3, 1), (3, 4)]</text:p>
            <text:p text:style-name="P4">was äquivalent zu folgendem ist:</text:p>
            <text:p text:style-name="P6">&gt;&gt;&gt; combs = []</text:p>
            <text:p text:style-name="P8"><text:soft-page-break/>&gt;&gt;&gt; for x in [1,2,3]:</text:p>
            <text:p text:style-name="P8">... <text:s text:c="4"/>for y in [3,1,4]:</text:p>
            <text:p text:style-name="P8">... <text:s text:c="8"/>if x != y:</text:p>
            <text:p text:style-name="P8">... <text:s text:c="12"/>combs.append((x, y))</text:p>
            <text:p text:style-name="P8">...</text:p>
            <text:p text:style-name="P8">&gt;&gt;&gt; combs</text:p>
            <text:p text:style-name="P8">[(1, 3), (1, 4), (2, 3), (2, 1), (2, 4), (3, 1), (3, 4)]</text:p>
            <text:p text:style-name="P5"><text:span text:style-name="T3">Beachte, dass die Reihenfolge der </text:span><text:span text:style-name="Source_20_Text"><text:span text:style-name="T6">for</text:span></text:span><text:span text:style-name="T3"> und </text:span><text:span text:style-name="Source_20_Text"><text:span text:style-name="T6">if</text:span></text:span><text:span text:style-name="T3"> Anweisungen in beiden Codestücken gleich ist.</text:span></text:p>
            <text:p text:style-name="P5"><text:span text:style-name="T3">Falls der Ausdruck ein Tupel ist (z.B. </text:span><text:span text:style-name="Source_20_Text"><text:span text:style-name="T7">(x, y)</text:span></text:span><text:span text:style-name="T3"> im vorigen Beispiel), muss er geklammert werden.</text:span></text:p>
            <text:p text:style-name="P6">&gt;&gt;&gt; vec = [-4, -2, 0, 2, 4]</text:p>
            <text:p text:style-name="P8">&gt;&gt;&gt; # erzeuge eine neue Liste mit den verdoppelten Werten</text:p>
            <text:p text:style-name="P8">&gt;&gt;&gt; [x*2 for x in vec]</text:p>
            <text:p text:style-name="P8">[-8, -4, 0, 4, 8]</text:p>
            <text:p text:style-name="P8">&gt;&gt;&gt; # filtere die negativen Zahlen heraus</text:p>
            <text:p text:style-name="P8">&gt;&gt;&gt; [x for x in vec if x &gt;= 0]</text:p>
            <text:p text:style-name="P8">[0, 2, 4]</text:p>
            <text:p text:style-name="P8">&gt;&gt;&gt; # wende eine Funktion auf alle Elemente an</text:p>
            <text:p text:style-name="P8">&gt;&gt;&gt; [abs(x) for x in vec]</text:p>
            <text:p text:style-name="P8">[4, 2, 0, 2, 4]</text:p>
            <text:p text:style-name="P8">&gt;&gt;&gt; # rufe eine Methode auf allen Elementen auf</text:p>
            <text:p text:style-name="P8">&gt;&gt;&gt; freshfruit = [' <text:s/>banana', ' <text:s/>loganberry ', 'passion fruit <text:s/>']</text:p>
            <text:p text:style-name="P8">&gt;&gt;&gt; [weapon.strip() for weapon in freshfruit]</text:p>
            <text:p text:style-name="P8">['banana', 'loganberry', 'passion fruit']</text:p>
            <text:p text:style-name="P8">&gt;&gt;&gt; # erstelle eine Liste von 2-Tupeln der Form (zahl, quadrat)</text:p>
            <text:p text:style-name="P8">&gt;&gt;&gt; [(x, x**2) for x in range(6)]</text:p>
            <text:p text:style-name="P8">[(0, 0), (1, 1), (2, 4), (3, 9), (4, 16), (5, 25)]</text:p>
            <text:p text:style-name="P8">&gt;&gt;&gt; # das Tupel muss geklammert werden, sonst wird ein Fehler erzeugt</text:p>
            <text:p text:style-name="P8">&gt;&gt;&gt; [x, x**2 for x in range(6)]</text:p>
            <text:p text:style-name="P9"><text:s text:c="2"/><text:span text:style-name="T1">File "&lt;stdin&gt;", line 1, in ?</text:span></text:p>
            <text:p text:style-name="P9"><text:s text:c="4"/><text:span text:style-name="T1">[x, x**2 for x in range(6)]</text:span></text:p>
            <text:p text:style-name="P9"><text:s text:c="15"/><text:span text:style-name="T1">^</text:span></text:p>
            <text:p text:style-name="P8">SyntaxError: invalid syntax</text:p>
            <text:p text:style-name="P8">&gt;&gt;&gt; # verflache eine Liste durch eine LC mit zwei 'for'</text:p>
            <text:p text:style-name="P8">&gt;&gt;&gt; vec = [[1,2,3], [4,5,6], [7,8,9]]</text:p>
            <text:p text:style-name="P8">&gt;&gt;&gt; [num for elem in vec for num in elem]</text:p>
            <text:p text:style-name="P8">[1, 2, 3, 4, 5, 6, 7, 8, 9]</text:p>
            <text:p text:style-name="P4">List Comprehensions können auch komplexe Ausdrücke und verschachtelte Funktionen enthalten:</text:p>
            <text:p text:style-name="P6">&gt;&gt;&gt; from math import pi</text:p>
            <text:p text:style-name="P8">&gt;&gt;&gt; [str(round(pi, i)) for i in range(1, 6)]</text:p>
            <text:p text:style-name="P8">['3.1', '3.14', '3.142', '3.1416', '3.14159']</text:p>
          </text:section>
          <text:section text:style-name="Sect1" text:name="verschachtelte-list-comprehensions">
            <text:h text:style-name="P15" text:outline-level="3">5.1.4. Verschachtelte List Comprehensions</text:h>
            <text:p text:style-name="P4">Der erste Ausruck in einer List Comprehension kann ein beliebiger Ausdruck sein, auch andere List Comprehensions.</text:p>
            <text:p text:style-name="P4">Beim folgenden Beispiel wird eine 3x4 Matrix mit drei Listen der Länge vier implementiert:</text:p>
            <text:p text:style-name="P6">&gt;&gt;&gt; matrix = [</text:p>
            <text:p text:style-name="P8">... <text:s text:c="4"/>[1, 2, 3, 4],</text:p>
            <text:p text:style-name="P8">... <text:s text:c="4"/>[5, 6, 7, 8],</text:p>
            <text:p text:style-name="P8">... <text:s text:c="4"/>[9, 10, 11, 12],</text:p>
            <text:p text:style-name="P8">... ]</text:p>
            <text:p text:style-name="P4"><text:soft-page-break/>Die folgende List Comprehension vertauscht Listen und Spalten:</text:p>
            <text:p text:style-name="P6">&gt;&gt;&gt; [[row[i] for row in matrix] for i in range(4)]</text:p>
            <text:p text:style-name="P8">[[1, 5, 9], [2, 6, 10], [3, 7, 11], [4, 8, 12]]</text:p>
            <text:p text:style-name="P5"><text:span text:style-name="T3">Wie wir im vorherigen Abschnitt gesehen haben, wird die verschachtelte List Comprehension im Kontext des nachfolgenden </text:span><text:span text:style-name="Source_20_Text"><text:span text:style-name="T6">for</text:span></text:span><text:span text:style-name="T3"> ausgewertet, damit ist das Beispiel äquivalent zu folgendem:</text:span></text:p>
            <text:p text:style-name="P6">&gt;&gt;&gt; transposed = []</text:p>
            <text:p text:style-name="P8">&gt;&gt;&gt; for i in range(4):</text:p>
            <text:p text:style-name="P8">... <text:s text:c="4"/>transposed.append([row[i] for row in matrix])</text:p>
            <text:p text:style-name="P8">...</text:p>
            <text:p text:style-name="P8">&gt;&gt;&gt; transposed</text:p>
            <text:p text:style-name="P8">[[1, 5, 9], [2, 6, 10], [3, 7, 11], [4, 8, 12]]</text:p>
            <text:p text:style-name="P4">was wiederum gleich zu folgendem ist:</text:p>
            <text:p text:style-name="P6">&gt;&gt;&gt; transposed = []</text:p>
            <text:p text:style-name="P8">&gt;&gt;&gt; for i in range(4):</text:p>
            <text:p text:style-name="P8">... <text:s text:c="4"/># the following 3 lines implement the nested listcomp</text:p>
            <text:p text:style-name="P8">... <text:s text:c="4"/>transposed_row = []</text:p>
            <text:p text:style-name="P8">... <text:s text:c="4"/>for row in matrix:</text:p>
            <text:p text:style-name="P8">... <text:s text:c="8"/>transposed_row.append(row[i])</text:p>
            <text:p text:style-name="P8">... <text:s text:c="4"/>transposed.append(transposed_row)</text:p>
            <text:p text:style-name="P8">...</text:p>
            <text:p text:style-name="P8">&gt;&gt;&gt; transposed</text:p>
            <text:p text:style-name="P8">[[1, 5, 9], [2, 6, 10], [3, 7, 11], [4, 8, 12]]</text:p>
            <text:p text:style-name="P5"><text:span text:style-name="T3">In Produktivcode sollte man aber eingebaute Funktionen komplexen Anweisungen vorziehen. Die Funktion </text:span><text:span text:style-name="Source_20_Text"><text:span text:style-name="T6">zip()</text:span></text:span><text:span text:style-name="T3"> würde in diesem Fall gute Dienste leisten:</text:span></text:p>
            <text:p text:style-name="P6">&gt;&gt;&gt; list(zip(*mat))</text:p>
            <text:p text:style-name="P8">[(1, 4, 7), (2, 5, 8), (3, 6, 9)]</text:p>
            <text:p text:style-name="P5"><text:span text:style-name="T3">Details zum Sternchen sind unter </text:span><text:a xlink:type="simple" xlink:href="https://py-tutorial-de.readthedocs.io/de/python-3.3/controlflow.html#tut-unpacking-arguments" text:style-name="Internet_20_link" text:visited-style-name="Visited_20_Internet_20_Link"><text:span text:style-name="T13">Argumentlisten auspacken</text:span></text:a><text:span text:style-name="T3"> zu finden.</text:span></text:p>
          </text:section>
        </text:section>
        <text:section text:style-name="Sect1" text:name="die-del-anweisung">
          <text:h text:style-name="P10" text:outline-level="2"><text:span text:style-name="T4">5.2. Die </text:span><text:span text:style-name="Source_20_Text"><text:span text:style-name="T5">del</text:span></text:span><text:span text:style-name="T4">-Anweisung</text:span></text:h>
          <text:p text:style-name="P5"><text:span text:style-name="T3">Es gibt einen Weg ein Listenelement durch seinen Index, statt durch seinen Wert zu löschen: Die </text:span><text:span text:style-name="Source_20_Text"><text:span text:style-name="T6">del</text:span></text:span><text:span text:style-name="T3">-Anweisung. Sie unterscheidet sich von der </text:span><text:span text:style-name="Source_20_Text"><text:span text:style-name="T6">pop()</text:span></text:span><text:span text:style-name="T3">-Methode, da sie keinen Wert zurückgibt. Die </text:span><text:span text:style-name="Source_20_Text"><text:span text:style-name="T6">del</text:span></text:span><text:span text:style-name="T3">-Anweisung kann auch dazu benutzt werden Abschnitte einer Liste zu löschen oder sie ganz zu leeren (was wir vorhin durch die Zuweisung einer leeren Liste an einen Abschnitt getan haben). Zum Beispiel:</text:span></text:p>
          <text:p text:style-name="P6">&gt;&gt;&gt; a = [-1, 1, 66.25, 333, 333, 1234.5]</text:p>
          <text:p text:style-name="P8">&gt;&gt;&gt; del a[0]</text:p>
          <text:p text:style-name="P8">&gt;&gt;&gt; a</text:p>
          <text:p text:style-name="P8">[1, 66.25, 333, 333, 1234.5]</text:p>
          <text:p text:style-name="P8">&gt;&gt;&gt; del a[2:4]</text:p>
          <text:p text:style-name="P8">&gt;&gt;&gt; a</text:p>
          <text:p text:style-name="P8">[1, 66.25, 1234.5]</text:p>
          <text:p text:style-name="P8">&gt;&gt;&gt; del a[:]</text:p>
          <text:p text:style-name="P8">&gt;&gt;&gt; a</text:p>
          <text:p text:style-name="P8">[]</text:p>
          <text:p text:style-name="P5"><text:span text:style-name="Source_20_Text"><text:span text:style-name="T6">del</text:span></text:span><text:span text:style-name="T3"> kann auch dazu benutzt werden, ganze Variablen zu löschen:</text:span></text:p>
          <text:p text:style-name="P6">&gt;&gt;&gt; del a</text:p>
          <text:p text:style-name="P5"><text:soft-page-break/><text:span text:style-name="T3">Danach den Namen </text:span><text:span text:style-name="Source_20_Text"><text:span text:style-name="T7">a</text:span></text:span><text:span text:style-name="T3"> zu referenzieren führt zu einer Fehlermeldung (zumindest bis dem Namen ein anderer Wert zugewiesen wird). Später werden werden wir noch andere Einsatzmöglichkeiten besprechen.</text:span></text:p>
        </text:section>
        <text:section text:style-name="Sect1" text:name="tupel-und-sequenzen">
          <text:h text:style-name="P12" text:outline-level="2"><text:bookmark text:name="tut-tuples"/>5.3. Tupel und Sequenzen</text:h>
          <text:p text:style-name="P5"><text:span text:style-name="T3">Wir haben gesehen, dass Listen und Zeichenketten viele Eigenschaften, wie Slicing und Indizierung, gemein haben. Beide sind Exemplare von </text:span><text:span text:style-name="Emphasis"><text:span text:style-name="T3">Sequenzdatentypen</text:span></text:span><text:span text:style-name="T3"> (siehe </text:span><text:a xlink:type="simple" xlink:href="http://docs.python.org/3.3/library/stdtypes.html#typesseq" text:style-name="Internet_20_link" text:visited-style-name="Visited_20_Internet_20_Link"><text:span text:style-name="T13">Sequence Types</text:span></text:a><text:span text:style-name="T3">). Da sich Python weiterentwickelt können auch noch andere Sequenzdatentypen hinzukommen. Es gibt aber noch einen weiteren standardmäßigen Sequenzdatentyp: Das Tupel.</text:span></text:p>
          <text:p text:style-name="P4">Ein Tupel besteht aus mehreren Werten, die durch Kommas von einander getrennt sind, beispielsweise:</text:p>
          <text:p text:style-name="P6">&gt;&gt;&gt; t = 12345, 54321, 'Hallo!'</text:p>
          <text:p text:style-name="P8">&gt;&gt;&gt; t[0]</text:p>
          <text:p text:style-name="P8">12345</text:p>
          <text:p text:style-name="P8">&gt;&gt;&gt; t</text:p>
          <text:p text:style-name="P8">(12345, 54321, 'Hallo!')</text:p>
          <text:p text:style-name="P8">&gt;&gt;&gt; # Tupel können verschachtelt werden:</text:p>
          <text:p text:style-name="P8">... u = t, (1, 2, 3, 4, 5)</text:p>
          <text:p text:style-name="P8">&gt;&gt;&gt; u</text:p>
          <text:p text:style-name="P8">((12345, 54321, 'Hallo!'), (1, 2, 3, 4, 5))</text:p>
          <text:p text:style-name="P8">&gt;&gt;&gt; # Tupel sind unveränderlich:</text:p>
          <text:p text:style-name="P8">... t[0] = 88888</text:p>
          <text:p text:style-name="P8">Traceback (most recent call last):</text:p>
          <text:p text:style-name="P9"><text:s text:c="2"/><text:span text:style-name="T1">File "&lt;stdin&gt;", line 1, in &lt;module&gt;</text:span></text:p>
          <text:p text:style-name="P8">TypeError: 'tuple' object does not support item assignment</text:p>
          <text:p text:style-name="P8">&gt;&gt;&gt; # aber sie können veränderliche Objekte enthalten:</text:p>
          <text:p text:style-name="P8">... v = ([1, 2, 3], [3, 2, 1])</text:p>
          <text:p text:style-name="P8">&gt;&gt;&gt; v</text:p>
          <text:p text:style-name="P8">([1, 2, 3], [3, 2, 1])</text:p>
          <text:p text:style-name="P4">Wie man sehen kann, werden die ausgegebenen Tupel immer von Klammern umgeben, sodass verschachtelte Tupel richtig interpretiert werden. Sie können mit oder ohne Klammern eingegeben werden, obwohl Klammern trotzdem sehr oft benötigt werden (wenn das Tupel Teil eines größeren Ausdrucks ist). Es ist nicht möglich den individuellen Elementen etwas zuzuweisen, aber es ist möglich Tupel zu erstellen, die veränderliche Objekte, wie beispielsweise Listen, enthalten.</text:p>
          <text:p text:style-name="P5"><text:span text:style-name="T3">Obwohl Tupel ähnlich zu Listen erscheinen, werden sie oft an verschiedenen Situationen und zu einem anderen Zweck verwendet. Tupel sind </text:span><text:a xlink:type="simple" xlink:href="https://py-tutorial-de.readthedocs.io/de/python-3.3/glossary.html#term-immutable" text:style-name="Internet_20_link" text:visited-style-name="Visited_20_Internet_20_Link"><text:span text:style-name="T13">unveränderlich</text:span></text:a><text:span text:style-name="T3"> und enthalten üblicherweise eine heterogene Sequenz von Elementen, auf die über </text:span><text:span text:style-name="Emphasis"><text:span text:style-name="T3">unpacking</text:span></text:span><text:span text:style-name="T3"> (siehe unten) oder über einen Index (oder sogar über Attribute im Fall von </text:span><text:span text:style-name="Source_20_Text"><text:span text:style-name="T6">namedtuples</text:span></text:span><text:span text:style-name="T3">) zugegriffen wird. Lisen sind </text:span><text:a xlink:type="simple" xlink:href="https://py-tutorial-de.readthedocs.io/de/python-3.3/glossary.html#term-mutable" text:style-name="Internet_20_link" text:visited-style-name="Visited_20_Internet_20_Link"><text:span text:style-name="T13">veränderlich</text:span></text:a><text:span text:style-name="T3"> und ihre Elemente sind üblicherweise homogen und der Zugriff erfolgt durch das iterieren über die Liste.</text:span></text:p>
          <text:p text:style-name="P4"><text:soft-page-break/>Ein spezielles Problem ergibt sich in der Darstellung von Tupeln, die 0 oder 1 Elemente haben: Die Syntax hat ein paar Eigenheiten um das Problem zu lösen. Leere Tupel lassen sich mit einem leeren Klammerpaar darstellen und ein Tupel mit einem Element wird erstellt, indem dem Wert ein Komma nachgestellt wird, es reicht jedoch nicht, das Element nur in Klammern zu schreiben. Hässlich aber effektiv. Zum Beispiel:</text:p>
          <text:p text:style-name="P6">&gt;&gt;&gt; empty = ()</text:p>
          <text:p text:style-name="P8">&gt;&gt;&gt; singleton = 'Hallo', <text:s text:c="3"/># &lt;-- das angehängte Komma nicht vergessen</text:p>
          <text:p text:style-name="P8">&gt;&gt;&gt; len(empty)</text:p>
          <text:p text:style-name="P8">0</text:p>
          <text:p text:style-name="P8">&gt;&gt;&gt; len(singleton)</text:p>
          <text:p text:style-name="P8">1</text:p>
          <text:p text:style-name="P8">&gt;&gt;&gt; singleton</text:p>
          <text:p text:style-name="P8">('Hallo',)</text:p>
          <text:p text:style-name="P5"><text:span text:style-name="T3">Die Anweisung </text:span><text:span text:style-name="Source_20_Text"><text:span text:style-name="T7">t = 12345, 54321, 'Hallo!'</text:span></text:span><text:span text:style-name="T3"> ist ein Beispiel für das </text:span><text:span text:style-name="Emphasis"><text:span text:style-name="T3">Tupel packen</text:span></text:span><text:span text:style-name="T3"> (</text:span><text:span text:style-name="Emphasis"><text:span text:style-name="T3">tuple packing</text:span></text:span><text:span text:style-name="T3">): Die Werte </text:span><text:span text:style-name="Source_20_Text"><text:span text:style-name="T7">12345</text:span></text:span><text:span text:style-name="T3">, </text:span><text:span text:style-name="Source_20_Text"><text:span text:style-name="T7">54321</text:span></text:span><text:span text:style-name="T3">, </text:span><text:span text:style-name="Source_20_Text"><text:span text:style-name="T7">'Hallo!'</text:span></text:span><text:span text:style-name="T3"> werden zusammen in ein Tupel gepackt. Das Gegenteil ist ebenso möglich:</text:span></text:p>
          <text:p text:style-name="P6">&gt;&gt;&gt; x, y, z = t</text:p>
          <text:p text:style-name="P5"><text:span text:style-name="T3">Das wird passenderweise </text:span><text:span text:style-name="Emphasis"><text:span text:style-name="T3">Sequenz auspacken</text:span></text:span><text:span text:style-name="T3"> (</text:span><text:span text:style-name="Emphasis"><text:span text:style-name="T3">sequence unpacking</text:span></text:span><text:span text:style-name="T3">) genannt und funktioniert mit jeder Sequenz auf der rechten Seite der Zuweisung. Die Anzahl der Namen auf der linken Seite muss genauso groß sein, wie die Länge der Sequenz. Eine Mehrfachzuweisung ist eigentlich nur eine Kombination von Tupel packen und dem Auspacken der Sequenz.</text:span></text:p>
        </text:section>
        <text:section text:style-name="Sect1" text:name="mengen">
          <text:h text:style-name="P12" text:outline-level="2"><text:bookmark text:name="tut-sets"/>5.4. Mengen</text:h>
          <text:p text:style-name="P5"><text:span text:style-name="T3">Python enthält auch einen Datentyp für Mengen (</text:span><text:span text:style-name="Emphasis"><text:span text:style-name="T3">sets</text:span></text:span><text:span text:style-name="T3">). Eine Menge ist eine ungeordnete Sammlung ohne doppelte Elemente. Sie werden vor allem dazu benutzt, um zu testen, ob ein Element in der Menge vertreten ist und doppelte Einträge zu beseitigen. Mengenobjekte unterstützen ebenfalls mathematische Operationen wie Vereinigungsmenge, Schnittmenge, Differenz und symmetrische Differenz.</text:span></text:p>
          <text:p text:style-name="P5"><text:span text:style-name="T3">Geschweifte Klammern oder die Funktion </text:span><text:span text:style-name="Source_20_Text"><text:span text:style-name="T6">set()</text:span></text:span><text:span text:style-name="T3"> können dazu genutzt werden Mengen zu erzeugen. Wichtig: Um eine leere Menge zu erzeugen muss man </text:span><text:span text:style-name="Source_20_Text"><text:span text:style-name="T7">set()</text:span></text:span><text:span text:style-name="T3"> benutzen, </text:span><text:span text:style-name="Source_20_Text"><text:span text:style-name="T7">{}</text:span></text:span><text:span text:style-name="T3"> ist dagegen nicht möglich. Letzteres erzeugt ein leeres Dictionary, eine Datenstruktur, die wir im nächsten Abschnitt besprechen.</text:span></text:p>
          <text:p text:style-name="P4">Hier eine kurze Demonstration:</text:p>
          <text:p text:style-name="P6">&gt;&gt;&gt; basket = {'Apfel', 'Orange', 'Apfel', 'Birne', 'Orange', 'Banane'}</text:p>
          <text:p text:style-name="P8">&gt;&gt;&gt; print(basket) <text:s text:c="21"/># zeigt, dass die Duplikate entfernt wurden</text:p>
          <text:p text:style-name="P8">{'Orange', 'Birne', 'Apfel', 'Banane'}</text:p>
          <text:p text:style-name="P8">&gt;&gt;&gt; 'Orange' in basket <text:s text:c="16"/># schnelles Testen auf Mitgliedschaft</text:p>
          <text:p text:style-name="P8">True</text:p>
          <text:p text:style-name="P8">&gt;&gt;&gt; 'Fingerhirse' in basket</text:p>
          <text:p text:style-name="P8">False</text:p>
          <text:p text:style-name="P7"/>
          <text:p text:style-name="P8"><text:soft-page-break/>&gt;&gt;&gt; a = set('abracadabra')</text:p>
          <text:p text:style-name="P8">&gt;&gt;&gt; b = set('alacazam')</text:p>
          <text:p text:style-name="P8">&gt;&gt;&gt; a <text:s text:c="33"/># einzelne Buchstaben in a</text:p>
          <text:p text:style-name="P8">{'a', 'r', 'b', 'c', 'd'}</text:p>
          <text:p text:style-name="P8">&gt;&gt;&gt; a - b <text:s text:c="29"/># in a aber nicht in b</text:p>
          <text:p text:style-name="P8">{'r', 'd', 'b'}</text:p>
          <text:p text:style-name="P8">&gt;&gt;&gt; a | b <text:s text:c="29"/># in a oder b</text:p>
          <text:p text:style-name="P8">{'a', 'c', 'r', 'd', 'b', 'm', 'z', 'l'}</text:p>
          <text:p text:style-name="P8">&gt;&gt;&gt; a &amp; b <text:s text:c="29"/># sowohl in a, als auch in b</text:p>
          <text:p text:style-name="P8">{'a', 'c'}</text:p>
          <text:p text:style-name="P8">&gt;&gt;&gt; a ^ b <text:s text:c="29"/># entweder in a oder b</text:p>
          <text:p text:style-name="P8">{'r', 'd', 'b', 'm', 'z', 'l'}</text:p>
          <text:p text:style-name="P5"><text:span text:style-name="T3">Wie </text:span><text:a xlink:type="simple" xlink:href="https://py-tutorial-de.readthedocs.io/de/python-3.3/datastructures.html#tut-listcomps" text:style-name="Internet_20_link" text:visited-style-name="Visited_20_Internet_20_Link"><text:span text:style-name="T13">für Listen</text:span></text:a><text:span text:style-name="T3"> gibt es auch eine “Set Comprehension”-Syntax:</text:span></text:p>
          <text:p text:style-name="P6">&gt;&gt;&gt; a = {x for x in 'abracadabra' if x not in 'abc'}</text:p>
          <text:p text:style-name="P8">&gt;&gt;&gt; a</text:p>
          <text:p text:style-name="P8">{'r', 'd'}</text:p>
        </text:section>
        <text:section text:style-name="Sect1" text:name="dictionaries">
          <text:h text:style-name="P12" text:outline-level="2"><text:bookmark text:name="tut-dictionaries"/>5.5. Dictionaries</text:h>
          <text:p text:style-name="P5"><text:span text:style-name="T3">Ein weiterer nützlicher Datentyp, der in Python eingebaut ist, ist das </text:span><text:span text:style-name="Emphasis"><text:span text:style-name="T3">Dictionary</text:span></text:span><text:span text:style-name="T3"> (siehe </text:span><text:a xlink:type="simple" xlink:href="http://docs.python.org/3.3/library/stdtypes.html#typesmapping" text:style-name="Internet_20_link" text:visited-style-name="Visited_20_Internet_20_Link"><text:span text:style-name="T13">Mapping Types</text:span></text:a><text:span text:style-name="T3">). Dictionaries sind in manch anderen Sprachen als “assoziativer Speicher” oder “assoziative Arrays” zu finden. Anders als Sequenzen, die über Zahlen indizierbar sind, sind Dictionaries durch </text:span><text:span text:style-name="Emphasis"><text:span text:style-name="T3">Schlüssel</text:span></text:span><text:span text:style-name="T3"> (</text:span><text:span text:style-name="Emphasis"><text:span text:style-name="T3">keys</text:span></text:span><text:span text:style-name="T3">), als die jeder unveränderbare Typ dienen kann, indizierbar; aus Zeichenketten und Zahlen kann immer solch ein Schlüssel gebildet werden. Tupel können als Schlüssel benutzt werden, wenn sie nur aus Zeichenketten, Zahlen oder Tupel bestehen; enthält ein Tupel direkt oder indirekt ein veränderbares Objekt, kann es nicht als Schlüssel genutzt werden. Listen können nicht als Schlüssel benutzt werden, da sie direkt veränderbar sind, sei es durch Indexzuweisung, Abschnittszuweisung oder Methoden wie </text:span><text:span text:style-name="Source_20_Text"><text:span text:style-name="T6">append()</text:span></text:span><text:span text:style-name="T3"> and </text:span><text:span text:style-name="Source_20_Text"><text:span text:style-name="T6">extend()</text:span></text:span><text:span text:style-name="T3">.</text:span></text:p>
          <text:p text:style-name="P5"><text:span text:style-name="T3">Am Besten stellt man sich Dictionaries als ungeordnete Menge von </text:span><text:span text:style-name="Emphasis"><text:span text:style-name="T3">Schlüssel: Wert</text:span></text:span><text:span text:style-name="T3">-Paaren vor, mit der Anforderung, dass die Schlüssel innerhalb eines Dictionaries eindeutig sind. Ein Paar von geschweiften Klammern erstellt ein leeres Dictionary: </text:span><text:span text:style-name="Source_20_Text"><text:span text:style-name="T7">{}</text:span></text:span><text:span text:style-name="T3">. Schreibt man eine Reihe von Komma-getrennten Schlüssel-Wert-Paaren in die Klammern, fügt man diese als Anfangspaare dem Dictionary hinzu; dies ist ebenfalls die Art und Weise, wie Dictionaries ausgegeben werden.</text:span></text:p>
          <text:p text:style-name="P5"><text:span text:style-name="T3">Die Hauptoperationen, die an einem Dictionary durchgeführt werden, sind die Ablage eines Wertes unter einem Schlüssel und der Abruf eines Wertes mit dem gegebenen Schlüssel. Es ist auch möglich ein Schlüssel-Wert-Paar per </text:span><text:span text:style-name="Source_20_Text"><text:span text:style-name="T7">del</text:span></text:span><text:span text:style-name="T3"> zu löschen. Legt man einen Wert unter einem Schlüssel ab, der schon benutzt wird, überschreibt man den alten Wert, der vorher mit diesem Schlüssel verknüpft war. Einen Wert mit einem nicht-existenten Schlüssel abrufen zu wollen, erzeugt eine Fehlermeldung.</text:span></text:p>
          <text:p text:style-name="P5"><text:span text:style-name="T3">Der Aufruf </text:span><text:span text:style-name="Source_20_Text"><text:span text:style-name="T7">list(d.keys())</text:span></text:span><text:span text:style-name="T3"> auf ein Dictionary gibt eine Liste aller Schlüssel in zufälliger Reihenfolge zurück (will man sie sortiert haben, verwendet man einfach die </text:span><text:soft-page-break/><text:span text:style-name="T3">Funktion </text:span><text:span text:style-name="Source_20_Text"><text:span text:style-name="T7">sorted(d.keys())</text:span></text:span><text:span text:style-name="T3"> stattdessen). </text:span><text:bookmark text:name="id2"/><text:a xlink:type="simple" xlink:href="https://py-tutorial-de.readthedocs.io/de/python-3.3/datastructures.html#id4" text:style-name="Internet_20_link" text:visited-style-name="Visited_20_Internet_20_Link"><text:span text:style-name="T12">[2]</text:span></text:a><text:span text:style-name="T3"> Um zu überprüfen ob ein einzelner Schlüssel im Dictionary ist, lässt sich das Schlüsselwort </text:span><text:span text:style-name="Source_20_Text"><text:span text:style-name="T6">in</text:span></text:span><text:span text:style-name="T3"> benutzen.</text:span></text:p>
          <text:p text:style-name="P4">Hier ein kleines Beispiel wie man Dictionaries benutzt:</text:p>
          <text:p text:style-name="P6">&gt;&gt;&gt; tel = {'jack': 4098, 'sape': 4139}</text:p>
          <text:p text:style-name="P8">&gt;&gt;&gt; tel['guido'] = 4127</text:p>
          <text:p text:style-name="P8">&gt;&gt;&gt; tel</text:p>
          <text:p text:style-name="P8">{'sape': 4139, 'guido': 4127, 'jack': 4098}</text:p>
          <text:p text:style-name="P8">&gt;&gt;&gt; tel['jack']</text:p>
          <text:p text:style-name="P8">4098</text:p>
          <text:p text:style-name="P8">&gt;&gt;&gt; del tel['sape']</text:p>
          <text:p text:style-name="P8">&gt;&gt;&gt; tel['irv'] = 4127</text:p>
          <text:p text:style-name="P8">&gt;&gt;&gt; tel</text:p>
          <text:p text:style-name="P8">{'guido': 4127, 'irv': 4127, 'jack': 4098}</text:p>
          <text:p text:style-name="P8">&gt;&gt;&gt; list(tel.keys())</text:p>
          <text:p text:style-name="P8">['irv', 'guido', 'jack']</text:p>
          <text:p text:style-name="P8">&gt;&gt;&gt; sorted(tel.keys())</text:p>
          <text:p text:style-name="P8">['guido', 'irv', 'jack']</text:p>
          <text:p text:style-name="P8">&gt;&gt;&gt; 'guido' in tel</text:p>
          <text:p text:style-name="P8">True</text:p>
          <text:p text:style-name="P8">&gt;&gt;&gt; 'jack' not in tel</text:p>
          <text:p text:style-name="P8">False</text:p>
          <text:p text:style-name="P5"><text:span text:style-name="T3">Der </text:span><text:span text:style-name="Source_20_Text"><text:span text:style-name="T6">dict()</text:span></text:span><text:span text:style-name="T3">-Konstruktor erstellt Dictionaries direkt von Sequenzen von Schlüssel-Wert-Paare:</text:span></text:p>
          <text:p text:style-name="P6">&gt;&gt;&gt; dict([('sape', 4139), ('guido', 4127), ('jack', 4098)])</text:p>
          <text:p text:style-name="P8">{'sape': 4139, 'jack': 4098, 'guido': 4127}</text:p>
          <text:p text:style-name="P4">Außerdem können “Dict Comprehensions” benutzt werden, um Dictionaries von willkürlichen Schlüssel und Wert Ausdrücken zu erstellen:</text:p>
          <text:p text:style-name="P6">&gt;&gt;&gt; {x: x**2 for x in (2, 4, 6)}</text:p>
          <text:p text:style-name="P8">{2: 4, 4: 16, 6: 36}</text:p>
          <text:p text:style-name="P4">Sind die Schlüssel einfache Zeichenketten, ist es manchmal einfacher, die Paare als Schlüsselwort-Argumente anzugeben:</text:p>
          <text:p text:style-name="P6">&gt;&gt;&gt; dict(sape=4139, guido=4127, jack=4098)</text:p>
          <text:p text:style-name="P8">{'sape': 4139, 'jack': 4098, 'guido': 4127}</text:p>
        </text:section>
        <text:section text:style-name="Sect1" text:name="schleifentechniken">
          <text:h text:style-name="P12" text:outline-level="2"><text:bookmark text:name="tut-loopidioms"/>5.6. Schleifentechniken</text:h>
          <text:p text:style-name="P5"><text:span text:style-name="T3">Wenn man über Dictionaries iteriert, lassen sich der Schlüssel und der entsprechende Wert gleichzeitig durch die Methode </text:span><text:span text:style-name="Source_20_Text"><text:span text:style-name="T6">items()</text:span></text:span><text:span text:style-name="T3"> abrufen.</text:span></text:p>
          <text:p text:style-name="P6">&gt;&gt;&gt; knights = {'Gallahad': 'der Reine', 'Robin': 'der Mutige'}</text:p>
          <text:p text:style-name="P8">&gt;&gt;&gt; for k, v in knights.items():</text:p>
          <text:p text:style-name="P8">... <text:s text:c="4"/>print(k, v)</text:p>
          <text:p text:style-name="P8">...</text:p>
          <text:p text:style-name="P8">Gallahad der Reine</text:p>
          <text:p text:style-name="P8">Robin der Mutige</text:p>
          <text:p text:style-name="P5"><text:span text:style-name="T3">Iteriert man über eine Sequenz, lassen sich der Index und das entsprechende Objekt gleichzeitig über die Funktion </text:span><text:span text:style-name="Source_20_Text"><text:span text:style-name="T6">enumerate()</text:span></text:span><text:span text:style-name="T3"> abrufen.</text:span></text:p>
          <text:p text:style-name="P6">&gt;&gt;&gt; for i, v in enumerate(['tic', 'tac', 'toe']):</text:p>
          <text:p text:style-name="P8">... <text:s text:c="4"/>print(i, v)</text:p>
          <text:p text:style-name="P8">...</text:p>
          <text:p text:style-name="P8"><text:soft-page-break/>0 tic</text:p>
          <text:p text:style-name="P8">1 tac</text:p>
          <text:p text:style-name="P8">2 toe</text:p>
          <text:p text:style-name="P5"><text:span text:style-name="T3">Um über mehrere Sequenzen gleichzeitig zu iterieren, können die Einträge mit Hilfe der </text:span><text:span text:style-name="Source_20_Text"><text:span text:style-name="T6">zip()</text:span></text:span><text:span text:style-name="T3">-Funktion gruppiert werden.</text:span></text:p>
          <text:p text:style-name="P6">&gt;&gt;&gt; questions = ['Name', 'Auftrag']</text:p>
          <text:p text:style-name="P8">&gt;&gt;&gt; answers = ['Lancelot', 'die Suche nach dem Heiligen Gral']</text:p>
          <text:p text:style-name="P8">&gt;&gt;&gt; for q, a in zip(questions, answers):</text:p>
          <text:p text:style-name="P8">... <text:s text:c="4"/>print('Was ist dein {0}? <text:s/>Er ist {1}.'.format(q, a))</text:p>
          <text:p text:style-name="P8">...</text:p>
          <text:p text:style-name="P8">Was ist dein Name? <text:s/>Er ist Lancelot.</text:p>
          <text:p text:style-name="P8">Was ist dein Auftrag? <text:s/>Er ist die Suche nach dem Heiligen Gral.</text:p>
          <text:p text:style-name="P5"><text:span text:style-name="T3">Um über eine Sequenz in umgekehrter Reihenfolge zu iterieren, gibt man die Sequenz zuerst in richtiger Reihenfolge an und ruft dann die Funktion </text:span><text:span text:style-name="Source_20_Text"><text:span text:style-name="T6">reversed()</text:span></text:span><text:span text:style-name="T3"> auf.</text:span></text:p>
          <text:p text:style-name="P6">&gt;&gt;&gt; for i in reversed(range(1, 10, 2)):</text:p>
          <text:p text:style-name="P8">... <text:s text:c="4"/>print(i)</text:p>
          <text:p text:style-name="P8">...</text:p>
          <text:p text:style-name="P8">9</text:p>
          <text:p text:style-name="P8">7</text:p>
          <text:p text:style-name="P8">5</text:p>
          <text:p text:style-name="P8">3</text:p>
          <text:p text:style-name="P8">1</text:p>
          <text:p text:style-name="P5"><text:span text:style-name="T3">Um über eine Sequenz in sortierter Reihenfolge zu iterieren, gibt es die Funktion </text:span><text:span text:style-name="Source_20_Text"><text:span text:style-name="T6">sorted()</text:span></text:span><text:span text:style-name="T3">, die eine neue, sortierte Liste zurückgibt, die ursprüngliche Sequenz, aber nicht anrührt.</text:span></text:p>
          <text:p text:style-name="P6">&gt;&gt;&gt; basket = ['Apfel', 'Orange', 'Apfel', 'Birne', 'Orange', 'Banane']</text:p>
          <text:p text:style-name="P8">&gt;&gt;&gt; for f in sorted(set(basket)):</text:p>
          <text:p text:style-name="P8">... <text:s text:c="4"/>print(f)</text:p>
          <text:p text:style-name="P8">...</text:p>
          <text:p text:style-name="P8">Apfel</text:p>
          <text:p text:style-name="P8">Banane</text:p>
          <text:p text:style-name="P8">Birne</text:p>
          <text:p text:style-name="P8">Orange</text:p>
        </text:section>
        <text:section text:style-name="Sect1" text:name="mehr-zu-bedingungen">
          <text:h text:style-name="P12" text:outline-level="2">5.7. Mehr zu Bedingungen</text:h>
          <text:p text:style-name="P5"><text:span text:style-name="T3">Die Bedingungen, die in </text:span><text:span text:style-name="Source_20_Text"><text:span text:style-name="T7">while</text:span></text:span><text:span text:style-name="T3">- und </text:span><text:span text:style-name="Source_20_Text"><text:span text:style-name="T7">if</text:span></text:span><text:span text:style-name="T3">-Anweisungen benutzt werden, können jegliche Operatoren enthalten, nicht nur Vergleiche.</text:span></text:p>
          <text:p text:style-name="P5"><text:span text:style-name="T3">Die Vergleichsoperatoren </text:span><text:span text:style-name="Source_20_Text"><text:span text:style-name="T7">in</text:span></text:span><text:span text:style-name="T3"> und </text:span><text:span text:style-name="Source_20_Text"><text:span text:style-name="T7">not in</text:span></text:span><text:span text:style-name="T3"> überprüfen, ob ein Wert in einer Sequenz (nicht) vorkommt. Die Operatoren </text:span><text:span text:style-name="Source_20_Text"><text:span text:style-name="T7">is</text:span></text:span><text:span text:style-name="T3"> und </text:span><text:span text:style-name="Source_20_Text"><text:span text:style-name="T7">is not</text:span></text:span><text:span text:style-name="T3"> vergleichen auf Objektidentität, d.h. ob zwei Objekte dieselben sind; dies ist aber nur wichtig für veränderbare Objekte wie Listen. Alle Vergleichsoperatoren haben dieselbe Priorität, die geringer als die von numerischen Operatoren ist.</text:span></text:p>
          <text:p text:style-name="P5"><text:span text:style-name="T3">Vergleiche können aneinandergereiht werden. Zum Beispiel überprüft </text:span><text:span text:style-name="Source_20_Text"><text:span text:style-name="T7">a &lt; b == c</text:span></text:span><text:span text:style-name="T3">, ob </text:span><text:span text:style-name="Source_20_Text"><text:span text:style-name="T7">a</text:span></text:span><text:span text:style-name="T3"> kleiner als </text:span><text:span text:style-name="Source_20_Text"><text:span text:style-name="T7">b</text:span></text:span><text:span text:style-name="T3"> ist und darüberhinaus </text:span><text:span text:style-name="Source_20_Text"><text:span text:style-name="T7">b</text:span></text:span><text:span text:style-name="T3"> gleich </text:span><text:span text:style-name="Source_20_Text"><text:span text:style-name="T7">c</text:span></text:span><text:span text:style-name="T3"> ist.</text:span></text:p>
          <text:p text:style-name="P5"><text:span text:style-name="T3">Vergleiche können kombiniert werden, indem man die boolschen Operatoren </text:span><text:span text:style-name="Source_20_Text"><text:span text:style-name="T7">and</text:span></text:span><text:span text:style-name="T3"> und </text:span><text:span text:style-name="Source_20_Text"><text:span text:style-name="T7">or</text:span></text:span><text:span text:style-name="T3"> benutzt. Das Ergebnis des Vergleiches (oder jedes anderen boolschen Ausdrucks) kann mit </text:span><text:span text:style-name="Source_20_Text"><text:span text:style-name="T7">not</text:span></text:span><text:span text:style-name="T3"> negiert werden. Sie haben eine geringere Priorität als </text:span><text:soft-page-break/><text:span text:style-name="T3">Vergleichsoperatoren; von ihnen hat </text:span><text:span text:style-name="Source_20_Text"><text:span text:style-name="T7">not</text:span></text:span><text:span text:style-name="T3"> die höchste und </text:span><text:span text:style-name="Source_20_Text"><text:span text:style-name="T7">or</text:span></text:span><text:span text:style-name="T3"> die niedrigste Priorität, sodass </text:span><text:span text:style-name="Source_20_Text"><text:span text:style-name="T7">A and not B or C</text:span></text:span><text:span text:style-name="T3"> äquivalent zu </text:span><text:span text:style-name="Source_20_Text"><text:span text:style-name="T7">(A and (not B)) or C</text:span></text:span><text:span text:style-name="T3"> ist. Wie üblich können auch hier Klammern benutzt werden, um die gewünschte Gruppierung auszudrücken.</text:span></text:p>
          <text:p text:style-name="P5"><text:span text:style-name="T3">Die boolschen Operatoren </text:span><text:span text:style-name="Source_20_Text"><text:span text:style-name="T7">and</text:span></text:span><text:span text:style-name="T3"> und </text:span><text:span text:style-name="Source_20_Text"><text:span text:style-name="T7">or</text:span></text:span><text:span text:style-name="T3"> sind sogenannte </text:span><text:span text:style-name="Emphasis"><text:span text:style-name="T3">Kurzschluss</text:span></text:span><text:span text:style-name="T3">- (</text:span><text:span text:style-name="Emphasis"><text:span text:style-name="T3">short-circuit</text:span></text:span><text:span text:style-name="T3">) Operatoren: Ihre Argumente werden von links nach rechts ausgewertet und die Auswertung wird abgebrochen, sobald das Ergebnis feststeht. Zum Beispiel, wenn </text:span><text:span text:style-name="Source_20_Text"><text:span text:style-name="T7">A</text:span></text:span><text:span text:style-name="T3"> und </text:span><text:span text:style-name="Source_20_Text"><text:span text:style-name="T7">C</text:span></text:span><text:span text:style-name="T3"> wahr, aber </text:span><text:span text:style-name="Source_20_Text"><text:span text:style-name="T7">B</text:span></text:span><text:span text:style-name="T3"> unwahr ist, wird </text:span><text:span text:style-name="Source_20_Text"><text:span text:style-name="T7">C</text:span></text:span><text:span text:style-name="T3"> von </text:span><text:span text:style-name="Source_20_Text"><text:span text:style-name="T7">A and B and C</text:span></text:span><text:span text:style-name="T3"> nicht ausgewertet. Werden sie als genereller Wert und nicht als Boolean benutzt, ist der Rückgabewert eines Kurzschluss-Operators das zuletzt ausgewertete Argument.</text:span></text:p>
          <text:p text:style-name="P4">Es ist möglich das Ergebnis eines Vergleiches oder eines anderen boolschen Ausdruck einer Variablen zuzuweisen. Zum Beispiel:</text:p>
          <text:p text:style-name="P6">&gt;&gt;&gt; string1, string2, string3 = '', 'Trondheim', 'Hammer Tanz'</text:p>
          <text:p text:style-name="P8">&gt;&gt;&gt; non_null = string1 or string2 or string3</text:p>
          <text:p text:style-name="P8">&gt;&gt;&gt; non_null</text:p>
          <text:p text:style-name="P8">'Trondheim'</text:p>
          <text:p text:style-name="P5"><text:span text:style-name="T3">Wichtig ist, dass in Python, anders als in C, Zuweisungen nicht innerhalb eines Ausdrucks vorkommen können. C-Programmierer mögen darüber murren, aber diese Einschränkung vermeidet eine in C übliche Fehlerklasse, in einem Ausdruck </text:span><text:span text:style-name="Source_20_Text"><text:span text:style-name="T7">=</text:span></text:span><text:span text:style-name="T3"> , statt des beabsichtigten </text:span><text:span text:style-name="Source_20_Text"><text:span text:style-name="T7">==</text:span></text:span><text:span text:style-name="T3">, zu schreiben.</text:span></text:p>
        </text:section>
        <text:section text:style-name="Sect1" text:name="vergleich-von-sequenzen-mit-anderen-typen">
          <text:h text:style-name="P12" text:outline-level="2"><text:bookmark text:name="tut-comparing"/>5.8. Vergleich von Sequenzen mit anderen Typen</text:h>
          <text:p text:style-name="P5"><text:span text:style-name="T3">Sequenzobjekte können mit anderen Objekten desselben Sequenztyps verglichen werden. Der Vergleich benutzt eine </text:span><text:span text:style-name="Emphasis"><text:span text:style-name="T3">lexikographische</text:span></text:span><text:span text:style-name="T3"> Ordnung: Zuerst werden die ersten beiden Elemente verglichen, unterscheiden sie sich, bestimmt das das Ergebnis des Vergleiches. Sind sie gleich, werden die nächsten zwei Elemente verglichen, und so weiter, bis sich eine der beiden erschöpft. Sind zwei Elemente, die verglichen werden sollen wiederum Sequenzen desselben Sequenztyps, wird der lexikographische Vergleich rekursiv durchgeführt. Sind alle Elemente zweier Sequenzen gleich, werden die Sequenzen für gleich befunden. Ist eine Sequenz eine anfängliche Teilfolge der anderen, so ist die kürzere die kleinere (geringere). Die Lexikographische Ordnung von Zeichenketten benutzt die Nummer des Unicode-Codepoints, um einzelne Zeichen zu ordnen. Ein paar Beispiele für Vergleiche zwischen Sequenzen des gleichen Typs:</text:span></text:p>
          <text:p text:style-name="P6">(1, 2, 3) <text:s text:c="13"/>&lt; (1, 2, 4)</text:p>
          <text:p text:style-name="P8">[1, 2, 3] <text:s text:c="13"/>&lt; [1, 2, 4]</text:p>
          <text:p text:style-name="P8">'ABC' &lt; 'C' &lt; 'Pascal' &lt; 'Python'</text:p>
          <text:p text:style-name="P8">(1, 2, 3, 4) <text:s text:c="10"/>&lt; (1, 2, 4)</text:p>
          <text:p text:style-name="P8">(1, 2) <text:s text:c="16"/>&lt; (1, 2, -1)</text:p>
          <text:p text:style-name="P8">(1, 2, 3) <text:s text:c="12"/>== (1.0, 2.0, 3.0)</text:p>
          <text:p text:style-name="P8">(1, 2, ('aa', 'ab')) <text:s text:c="2"/>&lt; (1, 2, ('abc', 'a'), 4)</text:p>
          <text:p text:style-name="P5"><text:soft-page-break/><text:span text:style-name="T3">Das Vergleichen von Objekten verschiedenen Typs durch </text:span><text:span text:style-name="Source_20_Text"><text:span text:style-name="T7">&lt;</text:span></text:span><text:span text:style-name="T3"> oder </text:span><text:span text:style-name="Source_20_Text"><text:span text:style-name="T7">&gt;</text:span></text:span><text:span text:style-name="T3"> ist erlaubt, sofern die Objekte passende Vergleichsmethoden haben. Zum Beispiel werden numerische Typen anhand ihres numerischen Wertes verglichen, sodass 0 0.0 gleicht, usw. Andernfalls wird der Interpreter eine </text:span><text:span text:style-name="Source_20_Text"><text:span text:style-name="T6">TypeError</text:span></text:span><text:span text:style-name="T3">-Ausnahme verursachen, statt eine willkürliche Ordnung bereitzustellen.</text:span></text:p>
          <text:p text:style-name="P2"><text:bookmark text:name="id3"/></text:p>
          <table:table table:name="Table1" table:style-name="Table1">
            <table:table-column table:style-name="Table1.A"/>
            <table:table-column table:style-name="Table1.B"/>
            <table:table-row>
              <table:table-cell table:style-name="Table1.A1" office:value-type="string">
                <text:p text:style-name="P17"><text:a xlink:type="simple" xlink:href="https://py-tutorial-de.readthedocs.io/de/python-3.3/datastructures.html#id1" text:style-name="Internet_20_link" text:visited-style-name="Visited_20_Internet_20_Link"><text:span text:style-name="T15">[1]</text:span></text:a></text:p>
              </table:table-cell>
              <table:table-cell table:style-name="Table1.A1" office:value-type="string">
                <text:p text:style-name="P18"><text:span text:style-name="T14">Andere Sprachen geben möglicherweise das veränderte Objekt selbst zurück, was die Verkettung von Methoden erlaubt, wie z.B. </text:span><text:span text:style-name="Source_20_Text"><text:span text:style-name="T16">d-&gt;insert("a")-&gt;remove("b")-&gt;sort();</text:span></text:span></text:p>
              </table:table-cell>
            </table:table-row>
          </table:table>
          <text:p text:style-name="P2"><text:bookmark text:name="id4"/></text:p>
          <table:table table:name="Table2" table:style-name="Table2">
            <table:table-column table:style-name="Table2.A"/>
            <table:table-column table:style-name="Table2.B"/>
            <table:table-row>
              <table:table-cell table:style-name="Table2.A1" office:value-type="string">
                <text:p text:style-name="P17"><text:a xlink:type="simple" xlink:href="https://py-tutorial-de.readthedocs.io/de/python-3.3/datastructures.html#id2" text:style-name="Internet_20_link" text:visited-style-name="Visited_20_Internet_20_Link"><text:span text:style-name="T15">[2]</text:span></text:a></text:p>
              </table:table-cell>
              <table:table-cell table:style-name="Table2.A1" office:value-type="string">
                <text:p text:style-name="P18"><text:span text:style-name="T14">Beim Aufruf von </text:span><text:span text:style-name="Source_20_Text"><text:span text:style-name="T16">d.keys()</text:span></text:span><text:span text:style-name="T14"> wird ein </text:span><text:span text:style-name="Emphasis"><text:span text:style-name="T14">dictionary view</text:span></text:span><text:span text:style-name="T14">-Objekt zurückgeben. Es unterstützt Operationen wie Mitgliedschaftsprüfung (membership testing) und Iteration, aber sein Inhalt ist abhängig vom ursprünglichen Dictionary – es ist nur eine Ansicht (</text:span><text:span text:style-name="Emphasis"><text:span text:style-name="T14">view</text:span></text:span><text:span text:style-name="T14">).</text:span></text:p>
              </table:table-cell>
            </table:table-row>
          </table:table>
          <text:p text:style-name="P3"><text:span text:style-name="T2"/></text:p>
        </text:section>
      </text:section>
      <text:p text:style-name="Standard"><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Andale Mono WT', 'Andale Mono', 'Lucida Console', 'Lucida Sans Typewriter', 'DejaVu Sans Mono', 'Bitstream Vera Sans Mono', 'Liberation Mono', 'Nimbus Mono L', Monaco, 'Courier New', Courier, monospace"/>
    <style:font-face style:name="Lato" svg:font-family="Lato, proxima-nova, 'Helvetica Neue', Arial, sans-serif"/>
    <style:font-face style:name="Roboto Slab" svg:font-family="'Roboto Slab', ff-tisa-web-pro, Georgia, Arial, sans-serif"/>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18T08:14:18.040351012</meta:creation-date>
    <dc:date>2021-04-18T08:15:14.441499231</dc:date>
    <meta:editing-duration>PT58S</meta:editing-duration>
    <meta:editing-cycles>1</meta:editing-cycles>
    <meta:document-statistic meta:table-count="2" meta:image-count="0" meta:object-count="0" meta:page-count="12" meta:paragraph-count="341" meta:word-count="3447" meta:character-count="22325" meta:non-whitespace-character-count="18734"/>
    <meta:generator>LibreOffice/6.1.5.2$Linux_ARM_EABI LibreOffice_project/10$Build-2</meta:generator>
  </office:meta>
</office:document-meta>
</file>